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100000102B24C76BB946F3BD2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78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2" draw:layer="layout" svg:width="15cm" svg:height="9.128cm" svg:x="6.2cm" svg:y="6.472cm">
          <draw:text-box>
            <text:p text:style-name="P1"><text:span text:style-name="T1">Seconds wee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layer="layout" svg:width="12.14cm" svg:height="3.506cm" svg:x="7.912cm" svg:y="3.839cm" presentation:class="title" presentation:placeholder="true">
          <draw:text-box/>
        </draw:frame>
        <draw:frame presentation:style-name="pr3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6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9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Interfaz: Interaction evolution</text:p>
          </draw:text-box>
        </draw:frame>
        <draw:frame draw:style-name="gr3" draw:text-style-name="P4" draw:layer="layout" svg:width="8.18cm" svg:height="4.538cm" svg:x="1cm" svg:y="5.6cm">
          <draw:image xlink:href="Pictures/10000000000001D100000102B24C76BB946F3BD2.png" xlink:type="simple" xlink:show="embed" xlink:actuate="onLoad">
            <text:p/>
          </draw:image>
        </draw:frame>
        <draw:frame draw:style-name="gr4" draw:text-style-name="P5" draw:layer="layout" svg:width="8.6cm" svg:height="0.988cm" svg:x="1.2cm" svg:y="4.4cm">
          <draw:text-box>
            <text:p>Dropbox op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58:52.914245009</meta:creation-date>
    <meta:editing-duration>PT15M47S</meta:editing-duration>
    <meta:editing-cycles>3</meta:editing-cycles>
    <meta:generator>LibreOffice/6.0.3.2$Linux_X86_64 LibreOffice_project/00m0$Build-2</meta:generator>
    <dc:title>Focus</dc:title>
    <dc:date>2018-07-09T11:24:50.628652097</dc:date>
    <meta:document-statistic meta:object-count="74"/>
  </office:meta>
</office:document-meta>
</file>